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0389d" officeooo:paragraph-rsid="0010389d" style:font-size-asian="15.75pt" style:font-size-complex="18pt"/>
    </style:style>
    <style:style style:name="P2" style:family="paragraph" style:parent-style-name="Standard">
      <style:text-properties officeooo:paragraph-rsid="0010389d"/>
    </style:style>
    <style:style style:name="P3" style:family="paragraph" style:parent-style-name="Standard">
      <style:text-properties officeooo:paragraph-rsid="0013d321"/>
    </style:style>
    <style:style style:name="P4" style:family="paragraph" style:parent-style-name="Standard">
      <style:text-properties officeooo:paragraph-rsid="001488d1"/>
    </style:style>
    <style:style style:name="P5" style:family="paragraph" style:parent-style-name="Standard">
      <style:text-properties officeooo:rsid="001856a9" officeooo:paragraph-rsid="001856a9"/>
    </style:style>
    <style:style style:name="P6" style:family="paragraph" style:parent-style-name="Standard">
      <style:text-properties officeooo:rsid="0021c3d2" officeooo:paragraph-rsid="00290c42"/>
    </style:style>
    <style:style style:name="P7" style:family="paragraph" style:parent-style-name="Standard">
      <style:text-properties officeooo:rsid="0021c3d2" officeooo:paragraph-rsid="0029c49d"/>
    </style:style>
    <style:style style:name="P8" style:family="paragraph" style:parent-style-name="Standard">
      <style:text-properties officeooo:rsid="0021c3d2" officeooo:paragraph-rsid="002b2253"/>
    </style:style>
    <style:style style:name="P9" style:family="paragraph" style:parent-style-name="Standard">
      <style:text-properties officeooo:paragraph-rsid="002821f1"/>
    </style:style>
    <style:style style:name="P10" style:family="paragraph" style:parent-style-name="Standard">
      <style:text-properties officeooo:paragraph-rsid="00285d10"/>
    </style:style>
    <style:style style:name="P11" style:family="paragraph" style:parent-style-name="Standard">
      <style:text-properties officeooo:paragraph-rsid="00290c42"/>
    </style:style>
    <style:style style:name="P12" style:family="paragraph" style:parent-style-name="Standard">
      <style:text-properties officeooo:paragraph-rsid="0029c49d"/>
    </style:style>
    <style:style style:name="P13" style:family="paragraph" style:parent-style-name="Standard">
      <style:text-properties officeooo:paragraph-rsid="002aa38e"/>
    </style:style>
    <style:style style:name="P14" style:family="paragraph" style:parent-style-name="Standard">
      <style:text-properties officeooo:paragraph-rsid="002b2253"/>
    </style:style>
    <style:style style:name="P15" style:family="paragraph" style:parent-style-name="Standard">
      <style:text-properties officeooo:paragraph-rsid="0035a315"/>
    </style:style>
    <style:style style:name="T1" style:family="text">
      <style:text-properties officeooo:rsid="000f75cc"/>
    </style:style>
    <style:style style:name="T2" style:family="text">
      <style:text-properties officeooo:rsid="00121a54"/>
    </style:style>
    <style:style style:name="T3" style:family="text">
      <style:text-properties officeooo:rsid="001488d1"/>
    </style:style>
    <style:style style:name="T4" style:family="text">
      <style:text-properties officeooo:rsid="0015a310"/>
    </style:style>
    <style:style style:name="T5" style:family="text">
      <style:text-properties officeooo:rsid="001c54b8"/>
    </style:style>
    <style:style style:name="T6" style:family="text">
      <style:text-properties officeooo:rsid="001df9f7"/>
    </style:style>
    <style:style style:name="T7" style:family="text">
      <style:text-properties fo:font-style="italic" officeooo:rsid="001df9f7" style:font-style-asian="italic" style:font-style-complex="italic"/>
    </style:style>
    <style:style style:name="T8" style:family="text">
      <style:text-properties fo:font-style="italic" officeooo:rsid="0022ec89" style:font-style-asian="italic" style:font-style-complex="italic"/>
    </style:style>
    <style:style style:name="T9" style:family="text">
      <style:text-properties fo:font-style="italic" fo:font-weight="bold" officeooo:rsid="0022ec89" style:font-style-asian="italic" style:font-weight-asian="bold" style:font-style-complex="italic" style:font-weight-complex="bold"/>
    </style:style>
    <style:style style:name="T10" style:family="text">
      <style:text-properties fo:font-style="normal" officeooo:rsid="001df9f7" style:font-style-asian="normal" style:font-style-complex="normal"/>
    </style:style>
    <style:style style:name="T11" style:family="text">
      <style:text-properties fo:font-style="normal" officeooo:rsid="001fcc87" style:font-style-asian="normal" style:font-style-complex="normal"/>
    </style:style>
    <style:style style:name="T12" style:family="text">
      <style:text-properties fo:font-style="normal" officeooo:rsid="00209a22" style:font-style-asian="normal" style:font-style-complex="normal"/>
    </style:style>
    <style:style style:name="T13" style:family="text">
      <style:text-properties fo:font-style="normal" officeooo:rsid="0021c3d2" style:font-style-asian="normal" style:font-style-complex="normal"/>
    </style:style>
    <style:style style:name="T14" style:family="text">
      <style:text-properties fo:font-style="normal" officeooo:rsid="00290c42" style:font-style-asian="normal" style:font-style-complex="normal"/>
    </style:style>
    <style:style style:name="T15" style:family="text">
      <style:text-properties fo:font-style="normal" officeooo:rsid="002b2253" style:font-style-asian="normal" style:font-style-complex="normal"/>
    </style:style>
    <style:style style:name="T16" style:family="text">
      <style:text-properties fo:font-style="normal" officeooo:rsid="00380068" style:font-style-asian="normal" style:font-style-complex="normal"/>
    </style:style>
    <style:style style:name="T17" style:family="text">
      <style:text-properties officeooo:rsid="002230fe"/>
    </style:style>
    <style:style style:name="T18" style:family="text">
      <style:text-properties officeooo:rsid="0022ec89"/>
    </style:style>
    <style:style style:name="T19" style:family="text">
      <style:text-properties officeooo:rsid="00243ed4"/>
    </style:style>
    <style:style style:name="T20" style:family="text">
      <style:text-properties officeooo:rsid="00249b2f"/>
    </style:style>
    <style:style style:name="T21" style:family="text">
      <style:text-properties officeooo:rsid="00269cde"/>
    </style:style>
    <style:style style:name="T22" style:family="text">
      <style:text-properties officeooo:rsid="00290c42"/>
    </style:style>
    <style:style style:name="T23" style:family="text">
      <style:text-properties officeooo:rsid="0029c49d"/>
    </style:style>
    <style:style style:name="T24" style:family="text">
      <style:text-properties officeooo:rsid="002aa38e"/>
    </style:style>
    <style:style style:name="T25" style:family="text">
      <style:text-properties fo:color="#00508f" officeooo:rsid="0015a31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gital (lærings)identitet på nasjonal skala</text:p>
      <text:p text:style-name="Standard"/>
      <text:p text:style-name="P15">- <text:span text:style-name="T1">Feide: koder som nøkler og differensiert personvern. Nye nasjonale skalering/grenser. Det gies klare signaler om forventningene til utbyggingen av mellomvare blant offentlige leverandører, som vil skape en utdannings-sky.</text:span></text:p>
      <text:p text:style-name="P15"/>
      <text:p text:style-name="P15">- <text:span text:style-name="T2">Offentlig debatt rundt digital identitet og sosiale nettverk (oversettelsen av Web 2.0). Ny metode/helhet bygger profiler på grunnlag av ustrukturert data. Trekke konklusjoner fra mønstre.</text:span></text:p>
      <text:p text:style-name="P15"/>
      <text:p text:style-name="P12">- <text:span text:style-name="T22">Digitalisering av (selve) skolen:</text:span> <text:span text:style-name="T4">Digitale verktøy får en ny rolle innenfor «fase 3» av virksomhetsarkitektur-tankegangen hos Uninett/Unit. </text:span><text:span text:style-name="T25">Legger grunnlag for nye former for styring basert på ’enighet’ i data-arkitektur. Politisk autoritet, men også nye former for overlapp mellom forskjellige infrastrukturer.</text:span></text:p>
      <text:p text:style-name="Standard"/>
      <text:p text:style-name="P6">- <text:span text:style-name="T17">Microsoft og staten brukte å støtte en form for åpenhet der ’fri’ tilgang til kunnskap var basert i relasjonen mellom PC og nettsider. Dette ga økonomisk verdi til kommuner som investerte i maskiner som en form for økonomisk verdi. Noe som var uavhengig av lærernes handlingsrom.</text:span></text:p>
      <text:p text:style-name="Standard"/>
      <text:p text:style-name="P9">- <text:span text:style-name="T21">Skapelsen av det neste generasjons læringsmiljøet sammenfaller med skapelsen av en infrastruktur for livslang læring og løsrivelsen av det ’digitale objektet’ (transformasjonen av digitale ressurser).</text:span></text:p>
      <text:p text:style-name="Standard"/>
      <text:p text:style-name="P10"/>
      <text:p text:style-name="P10"><text:span text:style-name="T1">- Konstruksjonen av organisatoriske identiteter legger grunnlag for administrativ standardisering.</text:span></text:p>
      <text:p text:style-name="P2"/>
      <text:p text:style-name="P5">&gt; Hvordan skaper man NY verdi i skolen og på denne måten transformerer læring?</text:p>
      <text:p text:style-name="P2"/>
      <text:p text:style-name="P3"/>
      <text:p text:style-name="P9">- <text:span text:style-name="T21">Samskapelsen av den digitale cellen og sky-computer økosystemene er deltagende i å skape læring som et objekt uavhengig av en person. Jeg har sett på hvordan en digital læringsidentitet i skolen samskapes med en ny forståelse av intelligens.</text:span></text:p>
      <text:p text:style-name="P14"/>
      <text:p text:style-name="P14">- <text:span text:style-name="T2">Nye former for subjektivitet; Mer menneskelighet innenfor stadig mer beskyttede miljøer (container teknologi): Lek som grunnlag for læring. </text:span></text:p>
      <text:p text:style-name="P3"><text:span text:style-name="T12"/></text:p>
      <text:p text:style-name="P14"><text:span text:style-name="T12">- </text:span><text:span text:style-name="T15">Dybdelæring-konseptet var et grenseobjekt på den måten at det tillot en ’sosial’ overvåkning av læring der lite i utgangspunktet skulle lagres om den enkelte eleven innenfor klassens rammer.</text:span></text:p>
      <text:p text:style-name="P4"/>
      <text:p text:style-name="P6">- <text:span text:style-name="T18">Forsøket på å etablere et læringsteknologi-marked betydde å gi verdi til </text:span><text:span text:style-name="T9">åpenhet</text:span><text:span text:style-name="T18"> på en annen måte. Man støttet ikke lenger en oppsamling av </text:span><text:span text:style-name="T8">ressurser</text:span><text:span text:style-name="T18">. Den digitale identiteten knyttet heller digitale verktøy til en </text:span><text:span text:style-name="T8">applikasjons-økonomi</text:span><text:span text:style-name="T18">.</text:span></text:p>
      <text:p text:style-name="P6"/>
      <text:p text:style-name="P7">- <text:span text:style-name="T19">En applikasjon av ressursen knyttet brukeren til computeren på en annen måte. Fremfor å benytte et ’program’ på maskinen var det snakk om en anvendelse av en infrastruktur som ikke var definert i relasjon til maskinvaren alene. Dette representerte en transformasjonen av hva som var teknologien; den mobile applikasjonen av å ha verktøyet som ikke skilte personen fra nettverket som gjorde det mobilt, eller det virtuelle miljøet.</text:span></text:p>
      <text:p text:style-name="P7"/>
      <text:p text:style-name="P7">- <text:span text:style-name="T20">For staten (og Microsoft) var det viktig å integrere noe av funksjonen til sosiale nettverk innen sitt mandat, og prinsippet i GDPR om å bevare folk sin integritet og tilgang ble viktig i forhold til utdanningen.</text:span></text:p>
      <text:p text:style-name="P6"/>
      <text:p text:style-name="P7"><text:soft-page-break/>- <text:span text:style-name="T23">LA skulle kunne hjelpe å stabilisere definisjoner knyttet til informasjonsinfrastruktur. Læringsanalyse er business intelligens (styringsverktøy) innen utdanning: LA leverandører arbeider også utenfor skolen og utdanningssektoren. Private aktører inkorporerer utdanning i sin virksomhet.</text:span></text:p>
      <text:p text:style-name="P7"/>
      <text:p text:style-name="P8">- <text:span text:style-name="T1">Læringsvitenskap: I hvilken grad kan læringsdata være en uavhengig form for regnskapsteknologi og skape oversikt over god skole-drift? Var et spørsmål som jeg så eksplisitt i relasjon til behovene og insentiviene blant aktører i forskjellige sektorer.</text:span></text:p>
      <text:p text:style-name="P7"/>
      <text:p text:style-name="P12"><text:span text:style-name="T23">- Objektiviseringen av LA skulle gjøre sånn at kalkulerende makt forble med ’skolen’; men hvem var dette egentlig, om det ikke var kommunen. Hvordan skulle man kunne anvende (applikasjon) denne typen kunnskap og kunne bevare integriteten til mennesker ettersom deres lærings-utvikling blir subjekt for kontekst-kollaps? Det fantes ikke ekspertise i kommuner til å gjøre dette.</text:span></text:p>
      <text:p text:style-name="P12"/>
      <text:p text:style-name="P12"><text:span text:style-name="T2">- I den nasjonale konteksten er utdanning et sensitivt politisk område som må ’beskyttes’ igjennom en ’åpen koordinasjonsmetode’. Direktorater knytter til seg ekspertisen for å ta viktige avgjørelser.</text:span></text:p>
      <text:p text:style-name="P3"/>
      <text:p text:style-name="P11">- <text:span text:style-name="T4">Skolen representerer ikke lenger staten. Standard-organisasjonen er med på å legge grunnlaget for hvordan ’objektiv’ kunnskap om hvordan ’god’ opplæring gjøres.</text:span></text:p>
      <text:p text:style-name="P11"/>
      <text:p text:style-name="P11">- <text:span text:style-name="T24">Infrastrukturen jeg kjente fra forrige kapitel så ut til å forme utgangspunkt for analysens handlingsrom.</text:span></text:p>
      <text:p text:style-name="P11"/>
      <text:p text:style-name="P13">- <text:span text:style-name="T5">Her formes vitenskapelige ’fakta’ om læring/resilience i relasjon til behovene folk møter i samfunnet; skal ha frihet til å gjøre feil uten straff. Mønstrene som måles kritiseres likevel for å være av begrenset ’dybde’.</text:span></text:p>
      <text:p text:style-name="P13"/>
      <text:p text:style-name="P13">- <text:span text:style-name="T24">En kompensasjon er metadata-standarden som man forsøkte å forme ut ifra internett-infrastruktur, men måtte integreres i applikasjonene og satte sånn begrensninger for åpenhet. Her vedvarte skillet mellom læring som sosialt og helse som naturlig.</text:span></text:p>
      <text:p text:style-name="P13"><text:span text:style-name="T12"/></text:p>
      <text:p text:style-name="P14"><text:span text:style-name="T12">- Infrastrukturen knyttet til Feide bygget på et regnsskapssystem for klasser. Evnen til å utvikle et analytisk ’marked’, </text:span><text:span text:style-name="T13">avhenger av ’nøytrale’ standarder.</text:span></text:p>
      <text:p text:style-name="P13"/>
      <text:p text:style-name="P14">- <text:span text:style-name="T6">Den </text:span><text:span text:style-name="T7">de facto </text:span><text:span text:style-name="T10">standarden som la grunnlag for PC-paradigmet fortsetter å forme handligsrommet til forlag og teknologi-leverandører. Det er et handlingsrom som markerer seg som udefinert fra myndighetenes side, </text:span><text:span text:style-name="T12">og kan ikke skilles fra mulighetene innen neste generasjons læringsmiljø som myndighetene også knytter seg opp imot.</text:span></text:p>
      <text:p text:style-name="P14"><text:span text:style-name="T12"/></text:p>
      <text:p text:style-name="P14"><text:span text:style-name="T10">- </text:span><text:span text:style-name="T14">Computerens materialitet gies handlingsrom (agency): </text:span><text:span text:style-name="T10">Å anerkjenne behovet for bruken av KI flytter grensen for hva naturlig intelligens er. Samtidig kan dette utfordre evnen til å måle læring, ettersom dette åpner opp for en helsemessig forståelse av det å kunne tilpasse kunnskap på det ’individuelle’ (subjektive ’jeg’ opplevelse) nivået.</text:span></text:p>
      <text:p text:style-name="P11"><text:span text:style-name="T12"/></text:p>
      <text:p text:style-name="Standard"><text:span text:style-name="T13"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b" fo:country="NO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0T21:46:10.576937896</meta:creation-date>
    <dc:date>2019-01-23T11:56:19.761783416</dc:date>
    <meta:editing-duration>PT13H42M20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25" meta:word-count="805" meta:character-count="5569" meta:non-whitespace-character-count="4788"/>
  </office:meta>
</office:document-meta>
</file>